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31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28.59mm"/>
    </style:style>
    <style:style style:name="co27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84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5" style:family="table-cell" style:parent-style-name="Default" style:data-style-name="N0"/>
    <style:style style:name="ce18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9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07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5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6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67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69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7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8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34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41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342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3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35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54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55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7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36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373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374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6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7" style:family="table-cell" style:parent-style-name="Default">
      <style:table-cell-properties fo:background-color="transparent"/>
    </style:style>
    <style:style style:name="ce38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8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386" style:family="table-cell" style:parent-style-name="Default" style:data-style-name="N0">
      <style:table-cell-properties style:vertical-align="middle"/>
    </style:style>
    <style:style style:name="ce38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3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39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9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393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39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395" style:family="table-cell" style:parent-style-name="Default">
      <style:table-cell-properties fo:border-bottom="none" fo:border-left="0.74pt solid #000000" fo:border-right="none" fo:border-top="none"/>
    </style:style>
    <style:style style:name="ce39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ackground-color="transparent"/>
    </style:style>
    <style:style style:name="ce399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00" style:family="table-cell" style:parent-style-name="Default" style:data-style-name="N0">
      <style:text-properties fo:color="#800000"/>
    </style:style>
    <style:style style:name="ce402" style:family="table-cell" style:parent-style-name="Default" style:data-style-name="N0">
      <style:text-properties fo:color="#000000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19" style:family="table-cell" style:parent-style-name="Default">
      <style:table-cell-properties style:vertical-align="middle"/>
    </style:style>
    <style:style style:name="ce403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04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0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0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07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0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41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1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1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1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1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1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2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2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2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2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3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3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34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36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9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43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45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4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47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4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4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5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51" style:family="table-cell" style:parent-style-name="Default" style:data-style-name="N0">
      <style:text-properties fo:font-weight="bold" style:font-weight-asian="bold" style:font-weight-complex="bold"/>
    </style:style>
    <style:style style:name="ce452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5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45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60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6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6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6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64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5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6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7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7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76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78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8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8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83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84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85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8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8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89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1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2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3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4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95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9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97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9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99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00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06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8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1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1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1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1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15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16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1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18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1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5" style:family="table-cell" style:parent-style-name="Default" style:data-style-name="N0"/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13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257" style:family="table-cell" style:parent-style-name="Default" style:data-style-name="N0">
      <style:table-cell-properties style:vertical-align="middle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8" style:family="table-cell" style:parent-style-name="Default" style:data-style-name="N0">
      <style:table-cell-properties fo:background-color="transparent"/>
    </style:style>
    <style:style style:name="ce27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73" style:family="table-cell" style:parent-style-name="Default" style:data-style-name="N0">
      <style:text-properties fo:color="#800000"/>
    </style:style>
    <style:style style:name="ce274" style:family="table-cell" style:parent-style-name="Default">
      <style:table-cell-properties style:vertical-align="middle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81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8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/>
    </style:style>
    <style:style style:name="T9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10" style:family="text">
      <style:text-properties fo:language="en" fo:country="US" style:letter-kerning="true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4" style:family="text">
      <style:text-properties style:use-window-font-color="true" fo:language="pt" fo:country="BR" style:letter-kerning="true" style:font-name-asian="Arial" style:font-size-asian="10pt" style:language-asian="hi" style:country-asian="IN" style:font-name-complex="Open Sans" style:font-size-complex="10pt"/>
    </style:style>
    <style:style style:name="T15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16" style:family="text">
      <style:text-properties fo:color="#646464" style:text-outline="false" style:text-line-through-style="none" style:text-line-through-type="none" style:font-name="Monospace" fo:font-size="10pt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7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18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19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20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21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2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31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9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7-01" calcext:value-type="date">
            <text:p>1/7/19</text:p>
          </table:table-cell>
          <table:table-cell table:style-name="ce220" office:value-type="string" calcext:value-type="string">
            <text:p>Realizada</text:p>
          </table:table-cell>
          <table:table-cell table:style-name="ce233" office:value-type="string" calcext:value-type="string">
            <text:p><text:span text:style-name="T17">Slides_01 // Slides_02</text:span>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7-03" calcext:value-type="date">
            <text:p>3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Restante <text:span text:style-name="T18">Slides_02 // </text:span><text:span text:style-name="T19">e parte do </text:span><text:span text:style-name="T18">Slide_03</text:span></text:p>
          </table:table-cell>
          <table:table-cell table:style-name="ce245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7-08" calcext:value-type="date">
            <text:p>8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20"> Slides_03 //  Slides_04</text:span></text:p>
          </table:table-cell>
          <table:table-cell table:style-name="ce245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7-10" calcext:value-type="date">
            <text:p>10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20"> Slides_04 //  Slides_05</text:span>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7-15" calcext:value-type="date">
            <text:p>15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7-22" calcext:value-type="date">
            <text:p>22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7-24" calcext:value-type="date">
            <text:p>24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29" calcext:value-type="date">
            <text:p>29/7/19</text:p>
          </table:table-cell>
          <table:table-cell table:style-name="ce222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7-31" calcext:value-type="date">
            <text:p>31/7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8-05" calcext:value-type="date">
            <text:p>5/8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8-07" calcext:value-type="date">
            <text:p>7/8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as Fábica e Testa conexão foram implementadas)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8-12" calcext:value-type="date">
            <text:p>12/8/19</text:p>
          </table:table-cell>
          <table:table-cell table:style-name="ce226"/>
          <table:table-cell table:style-name="ce236" office:value-type="string" calcext:value-type="string">
            <text:p>JDBC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4" calcext:value-type="date">
            <text:p>14/8/19</text:p>
          </table:table-cell>
          <table:table-cell table:style-name="ce226"/>
          <table:table-cell table:style-name="ce237" office:value-type="string" calcext:value-type="string">
            <text:p>HTML, CSS, JS</text:p>
          </table:table-cell>
          <table:table-cell table:style-name="ce24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19" calcext:value-type="date">
            <text:p>19/8/19</text:p>
          </table:table-cell>
          <table:table-cell table:style-name="ce226"/>
          <table:table-cell table:style-name="ce236" office:value-type="string" calcext:value-type="string">
            <text:p>Bootstrap, JS – Github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8-21" calcext:value-type="date">
            <text:p>21/8/19</text:p>
          </table:table-cell>
          <table:table-cell table:style-name="ce226"/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8-26" calcext:value-type="date">
            <text:p>26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212" office:value-type="date" office:date-value="2019-08-28" calcext:value-type="date">
            <text:p>28/8/19</text:p>
          </table:table-cell>
          <table:table-cell table:style-name="ce227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  <table:table-cell/>
        </table:table-row>
        <table:table-row table:style-name="ro8">
          <table:table-cell table:style-name="ce200" office:value-type="string" calcext:value-type="string">
            <text:p>Aula 18</text:p>
          </table:table-cell>
          <table:table-cell table:style-name="ce213" office:value-type="date" office:date-value="2019-09-02" calcext:value-type="date">
            <text:p>2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11">Crud com JPA     </text:span><text:span text:style-name="T11"><text:a xlink:href="http://www.universidadejava.com.br/materiais/jpa-exemplo-crud/" xlink:type="simple">http://www.universidadejava.com.br/materiais/jpa-exemplo-crud/</text:a></text:span></text:p>
          </table:table-cell>
          <table:table-cell table:style-name="ce249" office:value-type="string" calcext:value-type="string">
            <text:p>Jsp-servlet-crud</text:p>
          </table:table-cell>
          <table:covered-table-cell table:style-name="ce257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9">
          <table:table-cell table:style-name="ce201" office:value-type="string" calcext:value-type="string">
            <text:p>Aula 19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9"/>
          <table:table-cell table:style-name="ce240" office:value-type="string" calcext:value-type="string">
            <text:p>Continuar atividade de criação de CRUD com Servlet e JSP // <text:span text:style-name="T11">Criar crud com JPA</text:span></text:p>
          </table:table-cell>
          <table:table-cell table:style-name="ce250" office:value-type="string" calcext:value-type="string">
            <text:p>Jsp-servlet-crud-filtro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9">
          <table:table-cell table:style-name="ce202" office:value-type="string" calcext:value-type="string">
            <text:p>Aula 20</text:p>
          </table:table-cell>
          <table:table-cell table:style-name="ce215" office:value-type="date" office:date-value="2019-09-09" calcext:value-type="date">
            <text:p>9/9/19</text:p>
          </table:table-cell>
          <table:table-cell table:style-name="ce230"/>
          <table:table-cell table:style-name="ce241" office:value-type="string" calcext:value-type="string">
            <text:p>Criar crud com JPA</text:p>
          </table:table-cell>
          <table:table-cell table:style-name="ce251" office:value-type="string" calcext:value-type="string">
            <text:p>Jsp-servlet-crud <text:span text:style-name="T11">(com JPA)</text:span>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217"/>
          <table:table-cell table:style-name="ce225"/>
          <table:table-cell table:style-name="ce242"/>
          <table:table-cell table:style-name="ce252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/>
          <table:table-cell table:style-name="ce231"/>
          <table:table-cell table:style-name="ce237"/>
          <table:table-cell table:style-name="ce253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/>
          <table:table-cell table:style-name="ce254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6"/>
        </table:table-row>
        <table:table-row table:style-name="ro1">
          <table:table-cell table:number-columns-repeated="7"/>
          <table:table-cell table:style-name="ce26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8" table:default-cell-style-name="ce205"/>
        <table:table-column table:style-name="co9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row table:style-name="ro1">
          <table:table-cell table:style-name="ce19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/>
          <table:table-cell table:style-name="ce285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5" office:value-type="string" calcext:value-type="string">
            <text:p>Aula 01</text:p>
          </table:table-cell>
          <table:table-cell table:style-name="ce210" office:value-type="date" office:date-value="2019-06-04" calcext:value-type="date">
            <text:p>4/6/19</text:p>
          </table:table-cell>
          <table:table-cell table:style-name="ce220" office:value-type="string" calcext:value-type="string">
            <text:p>Paga</text:p>
          </table:table-cell>
          <table:table-cell table:style-name="ce233"/>
          <table:table-cell table:style-name="ce297"/>
          <table:table-cell table:style-name="ce244"/>
          <table:table-cell table:style-name="ce255" office:value-type="string" calcext:value-type="string" table:number-columns-spanned="1" table:number-rows-spanned="8">
            <text:p>OO</text:p>
          </table:table-cell>
          <table:table-cell table:style-name="ce30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2</text:p>
          </table:table-cell>
          <table:table-cell table:style-name="ce211" office:value-type="date" office:date-value="2019-05-11" calcext:value-type="date">
            <text:p>11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3</text:p>
          </table:table-cell>
          <table:table-cell table:style-name="ce211" office:value-type="date" office:date-value="2019-05-18" calcext:value-type="date">
            <text:p>18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4</text:p>
          </table:table-cell>
          <table:table-cell table:style-name="ce211" office:value-type="date" office:date-value="2019-06-01" calcext:value-type="date">
            <text:p>1/6/19</text:p>
          </table:table-cell>
          <table:table-cell table:style-name="ce286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6-08" calcext:value-type="date">
            <text:p>8/6/19</text:p>
          </table:table-cell>
          <table:table-cell table:style-name="ce287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6-15" calcext:value-type="date">
            <text:p>15/6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6-29" calcext:value-type="date">
            <text:p>29/6/19</text:p>
          </table:table-cell>
          <table:table-cell table:style-name="ce221" office:value-type="string" calcext:value-type="string">
            <text:p>Paga</text:p>
          </table:table-cell>
          <table:table-cell table:style-name="ce292" office:value-type="string" calcext:value-type="string">
            <text:p><text:span text:style-name="T18">Slides_09_classes_abstratas_internas_e_interfaces_pages_deleted.pdf / slides_10_</text:span><text:span text:style-name="T21">excecões.pdf</text:span>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13" calcext:value-type="date">
            <text:p>13/7/19</text:p>
          </table:table-cell>
          <table:table-cell table:style-name="ce221" office:value-type="string" calcext:value-type="string">
            <text:p>Paga</text:p>
          </table:table-cell>
          <table:table-cell table:style-name="ce293"/>
          <table:table-cell table:style-name="ce300"/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09</text:p>
          </table:table-cell>
          <table:table-cell table:style-name="ce210" office:value-type="string" calcext:value-type="string">
            <text:p>20/7</text:p>
          </table:table-cell>
          <table:table-cell table:style-name="ce225" office:value-type="string" calcext:value-type="string">
            <text:p>Realizad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04" table:number-columns-repeated="2"/>
          <table:table-cell table:style-name="ce255" office:value-type="string" calcext:value-type="string" table:number-columns-spanned="1" table:number-rows-spanned="9">
            <text:p>Web</text:p>
          </table:table-cell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0</text:p>
          </table:table-cell>
          <table:table-cell table:style-name="ce211" office:value-type="date" office:date-value="2019-07-27" calcext:value-type="date">
            <text:p>27/7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1</text:p>
          </table:table-cell>
          <table:table-cell table:style-name="ce211" office:value-type="date" office:date-value="2019-08-03" calcext:value-type="date">
            <text:p>3/8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2</text:p>
          </table:table-cell>
          <table:table-cell table:style-name="ce211" office:value-type="date" office:date-value="2019-08-10" calcext:value-type="date">
            <text:p>10/8/19</text:p>
          </table:table-cell>
          <table:table-cell table:style-name="ce226"/>
          <table:table-cell table:style-name="ce260" office:value-type="string" calcext:value-type="string">
            <text:p>Bootstrap, JS – Github == Servlet, JSP/HTML simples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/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/>
          <table:table-cell table:style-name="ce226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2"/>
          <table:table-cell table:style-name="ce227"/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</text:p>
          </table:table-cell>
          <table:table-cell table:style-name="ce30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/>
          <table:table-cell table:style-name="ce226"/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/>
          <table:table-cell table:style-name="ce211"/>
          <table:table-cell table:style-name="ce226"/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246" office:value-type="string" calcext:value-type="string">
            <text:p>Jsf-hello5, jsf-hello6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7</text:p>
          </table:table-cell>
          <table:table-cell table:style-name="ce281"/>
          <table:table-cell table:style-name="ce288"/>
          <table:table-cell table:style-name="ce295" office:value-type="string" calcext:value-type="string">
            <text:p>Maven – Modularização do projeto BD</text:p>
          </table:table-cell>
          <table:table-cell table:style-name="ce301" office:value-type="string" calcext:value-type="string">
            <text:p>Jsf-hello5, jsf-hello6</text:p>
          </table:table-cell>
          <table:table-cell table:style-name="ce295"/>
          <table:table-cell table:style-name="ce255" office:value-type="string" calcext:value-type="string" table:number-columns-spanned="1" table:number-rows-spanned="9">
            <text:p>Frameworks</text:p>
          </table:table-cell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8</text:p>
          </table:table-cell>
          <table:table-cell table:style-name="ce282"/>
          <table:table-cell table:style-name="ce289"/>
          <table:table-cell table:style-name="ce204" office:value-type="string" calcext:value-type="string">
            <text:p>PrimeFaces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9</text:p>
          </table:table-cell>
          <table:table-cell table:style-name="ce282"/>
          <table:table-cell table:style-name="ce289"/>
          <table:table-cell table:style-name="ce204" office:value-type="string" calcext:value-type="string">
            <text:p>PrimeFaces, dataTable prime showcase, ajax e botões – JPA (Começar implentação JPA ou continuar)</text:p>
          </table:table-cell>
          <table:table-cell table:style-name="ce299" office:value-type="string" calcext:value-type="string">
            <text:p>prime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20</text:p>
          </table:table-cell>
          <table:table-cell table:style-name="ce282"/>
          <table:table-cell table:style-name="ce289"/>
          <table:table-cell table:style-name="ce204" office:value-type="string" calcext:value-type="string">
            <text:p>JPA</text:p>
          </table:table-cell>
          <table:table-cell table:style-name="ce299" office:value-type="string" calcext:value-type="string">
            <text:p>prime, jpa-hello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1</text:p>
          </table:table-cell>
          <table:table-cell table:style-name="ce282"/>
          <table:table-cell table:style-name="ce290"/>
          <table:table-cell table:style-name="ce204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99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82"/>
          <table:table-cell table:style-name="ce289"/>
          <table:table-cell table:style-name="ce20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99" office:value-type="string" calcext:value-type="string">
            <text:p>Jpa-jsf-2 v2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82"/>
          <table:table-cell table:style-name="ce289"/>
          <table:table-cell table:style-name="ce204" office:value-type="string" calcext:value-type="string">
            <text:p>Revisão proj anterior, Exercício,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82"/>
          <table:table-cell table:style-name="ce289"/>
          <table:table-cell table:style-name="ce204" office:value-type="string" calcext:value-type="string">
            <text:p>Exercício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/>
          <table:table-cell table:style-name="ce284"/>
          <table:table-cell table:style-name="ce291"/>
          <table:table-cell table:style-name="ce296" office:value-type="string" calcext:value-type="string">
            <text:p><text:s/>facelets template header footer (css na aula para ajustar footer)</text:p>
          </table:table-cell>
          <table:table-cell table:style-name="ce300" office:value-type="string" calcext:value-type="string">
            <text:p>Jpa-jsf-4 /// Jpa-jsf-v5</text:p>
          </table:table-cell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number-columns-repeated="7"/>
          <table:table-cell table:style-name="ce304"/>
          <table:table-cell table:style-name="ce26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8" table:default-cell-style-name="ce205"/>
        <table:table-column table:style-name="co9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row table:style-name="ro1">
          <table:table-cell table:style-name="ce305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/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2-04" calcext:value-type="date">
            <text:p>4/2/19</text:p>
          </table:table-cell>
          <table:table-cell table:style-name="ce220" office:value-type="string" calcext:value-type="string">
            <text:p>Realizada</text:p>
          </table:table-cell>
          <table:table-cell table:style-name="ce238" office:value-type="string" calcext:value-type="string">
            <text:p>Somente slide 01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2-06" calcext:value-type="date">
            <text:p>6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2-11" calcext:value-type="date">
            <text:p>11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2-13" calcext:value-type="date">
            <text:p>13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2-18" calcext:value-type="date">
            <text:p>18/2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2-20" calcext:value-type="date">
            <text:p>20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2-25" calcext:value-type="date">
            <text:p>25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2-26" calcext:value-type="date">
            <text:p>26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3-11" calcext:value-type="date">
            <text:p>11/3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3-13" calcext:value-type="date">
            <text:p>13/3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3-18" calcext:value-type="date">
            <text:p>18/3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3-20" calcext:value-type="date">
            <text:p>20/3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3-27" calcext:value-type="date">
            <text:p>27/3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4-01" calcext:value-type="date">
            <text:p>1/4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Bootstrap, JS – Github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4-03" calcext:value-type="date">
            <text:p>3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4-08" calcext:value-type="date">
            <text:p>8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2">
          <table:table-cell table:style-name="ce306" office:value-type="string" calcext:value-type="string">
            <text:p>Aula 17</text:p>
          </table:table-cell>
          <table:table-cell table:style-name="ce212" office:value-type="date" office:date-value="2019-04-10" calcext:value-type="date">
            <text:p>10/4/19</text:p>
          </table:table-cell>
          <table:table-cell table:style-name="ce227" office:value-type="string" calcext:value-type="string">
            <text:p>-</text:p>
          </table:table-cell>
          <table:table-cell table:style-name="ce312" office:value-type="string" calcext:value-type="string">
            <text:p><text:span text:style-name="T22">JSP Servlet JDBC MySQL Create Read Update Delete (CRUD) Example (ver até onde a turma consegue implementar) Git/Github</text:span></text:p>
          </table:table-cell>
          <table:table-cell table:style-name="ce315" office:value-type="string" calcext:value-type="string">
            <text:p>Jsp-servlet-crud</text:p>
          </table:table-cell>
          <table:table-cell table:style-name="ce302"/>
          <table:covered-table-cell/>
          <table:table-cell table:style-name="ce318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211" office:value-type="date" office:date-value="2019-04-15" calcext:value-type="date">
            <text:p>15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211" office:value-type="date" office:date-value="2019-04-22" calcext:value-type="date">
            <text:p>22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20</text:p>
          </table:table-cell>
          <table:table-cell table:style-name="ce218" office:value-type="date" office:date-value="2019-04-29" calcext:value-type="date">
            <text:p>29/4/19</text:p>
          </table:table-cell>
          <table:table-cell table:style-name="ce309" office:value-type="string" calcext:value-type="string">
            <text:p>Realizada</text:p>
          </table:table-cell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04" office:value-type="string" calcext:value-type="string">
            <text:p>-</text:p>
          </table:table-cell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307" office:value-type="string" calcext:value-type="string">
            <text:p>Aula 21</text:p>
          </table:table-cell>
          <table:table-cell table:style-name="ce308" office:value-type="date" office:date-value="2019-05-06" calcext:value-type="date">
            <text:p>6/5/19</text:p>
          </table:table-cell>
          <table:table-cell table:style-name="ce310" office:value-type="string" calcext:value-type="string">
            <text:p>Realizada</text:p>
          </table:table-cell>
          <table:table-cell table:style-name="ce313" office:value-type="string" calcext:value-type="string">
            <text:p>Hello world JSF v1 e v2, Exercício JSF &lt;===&gt;, CRUD JSF ***, Git/Github</text:p>
          </table:table-cell>
          <table:table-cell table:style-name="ce316" office:value-type="string" calcext:value-type="string">
            <text:p>Jsf-hello5, jsf-hello6</text:p>
          </table:table-cell>
          <table:table-cell table:style-name="ce317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05-13" calcext:value-type="date">
            <text:p>13/5/19</text:p>
          </table:table-cell>
          <table:table-cell table:style-name="ce231"/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05-15" calcext:value-type="date">
            <text:p>15/5/19</text:p>
          </table:table-cell>
          <table:table-cell table:style-name="ce231"/>
          <table:table-cell table:style-name="ce236" office:value-type="string" calcext:value-type="string">
            <text:p>PrimeFaces</text:p>
          </table:table-cell>
          <table:table-cell table:style-name="ce204" office:value-type="string" calcext:value-type="string">
            <text:p>prime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05-20" calcext:value-type="date">
            <text:p>20/5/19</text:p>
          </table:table-cell>
          <table:table-cell table:style-name="ce231"/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table:style-name="ce204" office:value-type="string" calcext:value-type="string">
            <text:p>prime, jpa-hell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 office:value-type="date" office:date-value="2019-05-22" calcext:value-type="date">
            <text:p>22/5/19</text:p>
          </table:table-cell>
          <table:table-cell table:style-name="ce231"/>
          <table:table-cell table:style-name="ce236" office:value-type="string" calcext:value-type="string">
            <text:p>JPA</text:p>
          </table:table-cell>
          <table:table-cell table:style-name="ce204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 office:value-type="date" office:date-value="2019-05-27" calcext:value-type="date">
            <text:p>27/5/19</text:p>
          </table:table-cell>
          <table:table-cell table:style-name="ce231"/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04" office:value-type="string" calcext:value-type="string">
            <text:p>Jpa-jsf-2 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 office:value-type="date" office:date-value="2019-05-29" calcext:value-type="date">
            <text:p>29/5/19</text:p>
          </table:table-cell>
          <table:table-cell table:style-name="ce231"/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 office:value-type="date" office:date-value="2019-06-03" calcext:value-type="date">
            <text:p>3/6/19</text:p>
          </table:table-cell>
          <table:table-cell table:style-name="ce231"/>
          <table:table-cell table:style-name="ce236" office:value-type="string" calcext:value-type="string">
            <text:p>Revisão proj anterior, Exercício,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 office:value-type="date" office:date-value="2019-06-05" calcext:value-type="date">
            <text:p>5/6/19</text:p>
          </table:table-cell>
          <table:table-cell table:style-name="ce231"/>
          <table:table-cell table:style-name="ce236" office:value-type="string" calcext:value-type="string">
            <text:p>Exercício</text:p>
          </table:table-cell>
          <table:table-cell table:style-name="ce204" office:value-type="string" calcext:value-type="string">
            <text:p>Jpa-jsf-4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 office:value-type="string" calcext:value-type="string">
            <text:p><text:s/>facelets template header footer (css na aula para ajustar footer)</text:p>
          </table:table-cell>
          <table:table-cell table:style-name="ce254" office:value-type="string" calcext:value-type="string">
            <text:p>Jpa-jsf-v5</text:p>
          </table:table-cell>
          <table:table-cell table:style-name="ce296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5"/>
        </table:table-row>
        <table:table-row table:style-name="ro1">
          <table:table-cell table:number-columns-repeated="8"/>
          <table:table-cell table:style-name="ce26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205"/>
        <table:table-column table:style-name="co6" table:default-cell-style-name="ce205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5" table:default-cell-style-name="ce204"/>
        <table:table-column table:style-name="co16" table:default-cell-style-name="ce205"/>
        <table:table-column table:style-name="co3" table:number-columns-repeated="2" table:default-cell-style-name="ce205"/>
        <table:table-column table:style-name="co7" table:number-columns-repeated="1014" table:default-cell-style-name="ce205"/>
        <table:table-row table:style-name="ro5">
          <table:table-cell table:style-name="ce305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 table:number-columns-repeated="2"/>
          <table:table-cell table:style-name="ce206" office:value-type="string" calcext:value-type="string">
            <text:p>aula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9-17" calcext:value-type="date">
            <text:p>17/9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Introdução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9-19" calcext:value-type="date">
            <text:p>19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9-21" calcext:value-type="date">
            <text:p>21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9-26" calcext:value-type="date">
            <text:p>26/9/18</text:p>
          </table:table-cell>
          <table:table-cell table:style-name="ce330" office:value-type="string" calcext:value-type="string">
            <text:p>paga</text:p>
          </table:table-cell>
          <table:table-cell table:style-name="ce31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9-28" calcext:value-type="date">
            <text:p>28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10-01" calcext:value-type="date">
            <text:p>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10-03" calcext:value-type="date">
            <text:p>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10-08" calcext:value-type="date">
            <text:p>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10-10" calcext:value-type="date">
            <text:p>10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6"/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2" office:value-type="date" office:date-value="2018-10-15" calcext:value-type="date">
            <text:p>15/10/18</text:p>
          </table:table-cell>
          <table:table-cell table:style-name="ce247" office:value-type="string" calcext:value-type="string">
            <text:p>paga</text:p>
          </table:table-cell>
          <table:table-cell table:style-name="ce331"/>
          <table:table-cell table:style-name="ce247"/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10-17" calcext:value-type="date">
            <text:p>17/10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10-22" calcext:value-type="date">
            <text:p>2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10-26" calcext:value-type="date">
            <text:p>26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HTML, CSS, JS, Github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10-31" calcext:value-type="date">
            <text:p>3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11-05" calcext:value-type="date">
            <text:p>5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11-09" calcext:value-type="date">
            <text:p>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11-19" calcext:value-type="date">
            <text:p>1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1-21" calcext:value-type="date">
            <text:p>21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328" office:value-type="date" office:date-value="2018-11-23" calcext:value-type="date">
            <text:p>23/11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332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335" office:value-type="date" office:date-value="2018-12-04" calcext:value-type="date">
            <text:p>4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1-26" calcext:value-type="date">
            <text:p>26/11/18</text:p>
          </table:table-cell>
          <table:table-cell table:style-name="ce295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28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28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9</text:p>
          </table:table-cell>
          <table:table-cell table:style-name="ce28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table:style-name="ce33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Aula 30</text:p>
          </table:table-cell>
          <table:table-cell table:style-name="ce284" office:value-type="date" office:date-value="2018-12-17" calcext:value-type="date">
            <text:p>17/12/18</text:p>
          </table:table-cell>
          <table:table-cell table:style-name="ce296" office:value-type="string" calcext:value-type="string">
            <text:p>Realizada</text:p>
          </table:table-cell>
          <table:table-cell table:style-name="ce243"/>
          <table:table-cell table:style-name="ce296"/>
          <table:table-cell table:style-name="ce296" office:value-type="string" calcext:value-type="string">
            <text:p>10º</text:p>
          </table:table-cell>
          <table:covered-table-cell/>
          <table:table-cell table:style-name="ce243" office:value-type="float" office:value="140" calcext:value-type="float">
            <text:p>140</text:p>
          </table:table-cell>
          <table:table-cell table:style-name="ce335" office:value-type="date" office:date-value="2018-12-27" calcext:value-type="date">
            <text:p>27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205"/>
        <table:table-column table:style-name="co3" table:default-cell-style-name="ce205"/>
        <table:table-column table:style-name="co3" table:default-cell-style-name="ce204"/>
        <table:table-column table:style-name="co17" table:default-cell-style-name="ce204"/>
        <table:table-column table:style-name="co18" table:default-cell-style-name="ce204"/>
        <table:table-column table:style-name="co19" table:default-cell-style-name="ce204"/>
        <table:table-column table:style-name="co15" table:default-cell-style-name="ce204"/>
        <table:table-column table:style-name="co3" table:default-cell-style-name="ce205"/>
        <table:table-column table:style-name="co20" table:default-cell-style-name="ce205"/>
        <table:table-column table:style-name="co3" table:default-cell-style-name="ce205"/>
        <table:table-column table:style-name="co21" table:default-cell-style-name="ce205"/>
        <table:table-column table:style-name="co3" table:number-columns-repeated="1012" table:default-cell-style-name="ce205"/>
        <table:table-column table:style-name="co7" table:default-cell-style-name="ce205"/>
        <table:table-row table:style-name="ro1">
          <table:table-cell table:style-name="ce33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7-31" calcext:value-type="date">
            <text:p>31/7/18</text:p>
          </table:table-cell>
          <table:table-cell table:style-name="ce329" office:value-type="string" calcext:value-type="string">
            <text:p>paga</text:p>
          </table:table-cell>
          <table:table-cell table:style-name="ce346"/>
          <table:table-cell table:style-name="ce352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OO</text:p>
          </table:table-cell>
          <table:table-cell table:style-name="ce303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8-02" calcext:value-type="date">
            <text:p>2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8-07" calcext:value-type="date">
            <text:p>7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8-09" calcext:value-type="date">
            <text:p>9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8-14" calcext:value-type="date">
            <text:p>14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08-16" calcext:value-type="date">
            <text:p>16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08-21" calcext:value-type="date">
            <text:p>21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08-23" calcext:value-type="date">
            <text:p>23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08-28" calcext:value-type="date">
            <text:p>28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4" office:value-type="date" office:date-value="2018-08-30" calcext:value-type="date">
            <text:p>30/8/18</text:p>
          </table:table-cell>
          <table:table-cell table:style-name="ce247" office:value-type="string" calcext:value-type="string">
            <text:p>paga</text:p>
          </table:table-cell>
          <table:table-cell table:style-name="ce347"/>
          <table:table-cell table:style-name="ce356"/>
          <table:table-cell table:style-name="ce291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204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09-04" calcext:value-type="date">
            <text:p>4/9/18</text:p>
          </table:table-cell>
          <table:table-cell table:style-name="ce330" office:value-type="string" calcext:value-type="string">
            <text:p>paga</text:p>
          </table:table-cell>
          <table:table-cell table:style-name="ce238" office:value-type="string" calcext:value-type="string">
            <text:p>BD / JDBC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Web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09-06" calcext:value-type="date">
            <text:p>6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09-11" calcext:value-type="date">
            <text:p>11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DBC / HTML, CSS, JS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09-18" calcext:value-type="date">
            <text:p>18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09-20" calcext:value-type="date">
            <text:p>20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09-25" calcext:value-type="date">
            <text:p>25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09-27" calcext:value-type="date">
            <text:p>27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0-02" calcext:value-type="date">
            <text:p>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282" office:value-type="date" office:date-value="2018-10-09" calcext:value-type="date">
            <text:p>9/10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, CRUD JSF ***, Git/Github</text:p>
          </table:table-cell>
          <table:table-cell table:style-name="ce296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66" office:value-type="date" office:date-value="2018-10-23" calcext:value-type="date">
            <text:p>23/10/18</text:p>
          </table:table-cell>
          <table:table-cell table:style-name="ce20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0-11" calcext:value-type="date">
            <text:p>11/10/18</text:p>
          </table:table-cell>
          <table:table-cell table:style-name="ce330" office:value-type="string" calcext:value-type="string">
            <text:p>pag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Frameworks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0-16" calcext:value-type="date">
            <text:p>16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0-18" calcext:value-type="date">
            <text:p>1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0-23" calcext:value-type="date">
            <text:p>2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0-25" calcext:value-type="date">
            <text:p>25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0-30" calcext:value-type="date">
            <text:p>30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328" office:value-type="date" office:date-value="2018-11-01" calcext:value-type="date">
            <text:p>1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328" office:value-type="date" office:date-value="2018-11-13" calcext:value-type="date">
            <text:p>13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20" office:value-type="string" calcext:value-type="string">
            <text:p>Aula 29</text:p>
          </table:table-cell>
          <table:table-cell table:style-name="ce328" office:value-type="date" office:date-value="2018-11-20" calcext:value-type="date">
            <text:p>20/11/18</text:p>
          </table:table-cell>
          <table:table-cell table:style-name="ce330" office:value-type="string" calcext:value-type="string">
            <text:p>paga</text:p>
          </table:table-cell>
          <table:table-cell table:style-name="ce349" office:value-type="string" calcext:value-type="string">
            <text:p>Criar camada de negócio, incluir relacionamento, injeção com <text:span text:style-name="T23">@ManagedProperty</text:span></text:p>
          </table:table-cell>
          <table:table-cell table:style-name="ce333" office:value-type="string" calcext:value-type="string">
            <text:p>Jpa-jsf-v5</text:p>
          </table:table-cell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340" office:value-type="string" calcext:value-type="string">
            <text:p>Aula 30</text:p>
          </table:table-cell>
          <table:table-cell table:style-name="ce345" office:value-type="date" office:date-value="2018-11-22" calcext:value-type="date">
            <text:p>22/11/18</text:p>
          </table:table-cell>
          <table:table-cell table:style-name="ce247" office:value-type="string" calcext:value-type="string">
            <text:p>paga</text:p>
          </table:table-cell>
          <table:table-cell table:style-name="ce350" office:value-type="string" calcext:value-type="string">
            <text:p>Imolementar CRUD - https://examples.javacodegeeks.com/enterprise-java/jsf/jsf-jpa-crud-tutorial/</text:p>
          </table:table-cell>
          <table:table-cell table:style-name="ce358"/>
          <table:table-cell table:style-name="ce362" office:value-type="string" calcext:value-type="string">
            <text:p>10º</text:p>
          </table:table-cell>
          <table:covered-table-cell/>
          <table:table-cell table:style-name="ce362" office:value-type="float" office:value="120" calcext:value-type="float">
            <text:p>120</text:p>
          </table:table-cell>
          <table:table-cell table:style-name="ce367" office:value-type="date" office:date-value="2018-12-06" calcext:value-type="date">
            <text:p>6/12/18</text:p>
          </table:table-cell>
          <table:table-cell table:style-name="ce368" office:value-type="float" office:value="1200" calcext:value-type="float">
            <text:p>1200</text:p>
          </table:table-cell>
          <table:table-cell table:style-name="ce257"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205"/>
        <table:table-column table:style-name="co3" table:default-cell-style-name="ce204"/>
        <table:table-column table:style-name="co3" table:default-cell-style-name="ce205"/>
        <table:table-column table:style-name="co22" table:default-cell-style-name="ce205"/>
        <table:table-column table:style-name="co23" table:default-cell-style-name="ce205"/>
        <table:table-column table:style-name="co24" table:default-cell-style-name="ce205"/>
        <table:table-column table:style-name="co3" table:default-cell-style-name="ce205"/>
        <table:table-column table:style-name="co25" table:default-cell-style-name="ce205"/>
        <table:table-column table:style-name="co3" table:default-cell-style-name="ce205"/>
        <table:table-column table:style-name="co7" table:number-columns-repeated="1015" table:default-cell-style-name="ce205"/>
        <table:table-row table:style-name="ro1">
          <table:table-cell table:style-name="ce33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04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01</text:p>
          </table:table-cell>
          <table:table-cell table:style-name="ce379" office:value-type="date" office:date-value="2018-06-23" calcext:value-type="date">
            <text:p>23/6/18</text:p>
          </table:table-cell>
          <table:table-cell table:style-name="ce329" office:value-type="string" calcext:value-type="string">
            <text:p>paga</text:p>
          </table:table-cell>
          <table:table-cell table:style-name="ce530" table:number-columns-repeated="2"/>
          <table:table-cell table:style-name="ce244" office:value-type="float" office:value="5" calcext:value-type="float">
            <text:p>5</text:p>
          </table:table-cell>
          <table:table-cell table:style-name="ce364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2</text:p>
          </table:table-cell>
          <table:table-cell table:style-name="ce381" office:value-type="date" office:date-value="2018-06-30" calcext:value-type="date">
            <text:p>30/6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3</text:p>
          </table:table-cell>
          <table:table-cell table:style-name="ce381" office:value-type="date" office:date-value="2018-07-07" calcext:value-type="date">
            <text:p>7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4</text:p>
          </table:table-cell>
          <table:table-cell table:style-name="ce381" office:value-type="date" office:date-value="2018-07-14" calcext:value-type="date">
            <text:p>14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5</text:p>
          </table:table-cell>
          <table:table-cell table:style-name="ce382" office:value-type="date" office:date-value="2018-07-21" calcext:value-type="date">
            <text:p>21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6</text:p>
          </table:table-cell>
          <table:table-cell table:style-name="ce382" office:value-type="date" office:date-value="2018-07-28" calcext:value-type="date">
            <text:p>28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7</text:p>
          </table:table-cell>
          <table:table-cell table:style-name="ce382" office:value-type="date" office:date-value="2018-08-04" calcext:value-type="date">
            <text:p>4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08</text:p>
          </table:table-cell>
          <table:table-cell table:style-name="ce382" office:value-type="date" office:date-value="2018-08-11" calcext:value-type="date">
            <text:p>11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1" office:value-type="string" calcext:value-type="string">
            <text:p>Aula 09</text:p>
          </table:table-cell>
          <table:table-cell table:style-name="ce383" office:value-type="date" office:date-value="2018-08-18" calcext:value-type="date">
            <text:p>18/8/18</text:p>
          </table:table-cell>
          <table:table-cell table:style-name="ce525" office:value-type="string" calcext:value-type="string">
            <text:p>paga</text:p>
          </table:table-cell>
          <table:table-cell table:style-name="ce533" office:value-type="string" calcext:value-type="string">
            <text:p>BD / JDBC</text:p>
          </table:table-cell>
          <table:table-cell table:style-name="ce533"/>
          <table:table-cell table:style-name="ce536" office:value-type="string" calcext:value-type="string">
            <text:p>1º</text:p>
          </table:table-cell>
          <table:table-cell table:style-name="ce539" office:value-type="string" calcext:value-type="string" table:number-columns-spanned="1" table:number-rows-spanned="8">
            <text:p>Web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0</text:p>
          </table:table-cell>
          <table:table-cell table:style-name="ce385" office:value-type="date" office:date-value="2018-08-25" calcext:value-type="date">
            <text:p>25/8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JDBC</text:p>
          </table:table-cell>
          <table:table-cell table:style-name="ce534"/>
          <table:table-cell table:style-name="ce537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1</text:p>
          </table:table-cell>
          <table:table-cell table:style-name="ce390" office:value-type="date" office:date-value="2018-09-01" calcext:value-type="date">
            <text:p>1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HTML, CSS, JS</text:p>
          </table:table-cell>
          <table:table-cell table:style-name="ce535"/>
          <table:table-cell table:style-name="ce538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2</text:p>
          </table:table-cell>
          <table:table-cell table:style-name="ce385" office:value-type="date" office:date-value="2018-09-15" calcext:value-type="date">
            <text:p>15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Servlet, JSP/HTML simples</text:p>
          </table:table-cell>
          <table:table-cell table:style-name="ce534" office:value-type="string" calcext:value-type="string">
            <text:p>Servlet-jsp-v1</text:p>
          </table:table-cell>
          <table:table-cell table:style-name="ce537" office:value-type="string" calcext:value-type="string">
            <text:p>4º</text:p>
          </table:table-cell>
          <table:covered-table-cell/>
          <table:table-cell table:style-name="ce366" office:value-type="date" office:date-value="2018-09-28" calcext:value-type="date">
            <text:p>28/9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3</text:p>
          </table:table-cell>
          <table:table-cell table:style-name="ce396" office:value-type="date" office:date-value="2018-09-22" calcext:value-type="date">
            <text:p>22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35" office:value-type="string" calcext:value-type="string">
            <text:p>Servlet-jsp-v2</text:p>
          </table:table-cell>
          <table:table-cell table:style-name="ce538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4</text:p>
          </table:table-cell>
          <table:table-cell table:style-name="ce401" office:value-type="date" office:date-value="2018-09-29" calcext:value-type="date">
            <text:p>29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<text:s/>Repassar listagem JSTL e iniciar CRUD – JSP Servlet JDBC (CRUD)</text:p>
          </table:table-cell>
          <table:table-cell table:style-name="ce534" office:value-type="string" calcext:value-type="string">
            <text:p>Jsp-servlet-crud</text:p>
          </table:table-cell>
          <table:table-cell table:style-name="ce537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96" office:value-type="date" office:date-value="2018-10-13" calcext:value-type="date">
            <text:p>13/10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35" office:value-type="string" calcext:value-type="string">
            <text:p>Jsp-servlet-crud</text:p>
          </table:table-cell>
          <table:table-cell table:style-name="ce538" office:value-type="string" calcext:value-type="string">
            <text:p>7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8" office:value-type="string" calcext:value-type="string">
            <text:p>Aula 16</text:p>
          </table:table-cell>
          <table:table-cell table:style-name="ce520" office:value-type="date" office:date-value="2018-10-20" calcext:value-type="date">
            <text:p>20/10/18</text:p>
          </table:table-cell>
          <table:table-cell table:style-name="ce528" office:value-type="string" calcext:value-type="string">
            <text:p>paga</text:p>
          </table:table-cell>
          <table:table-cell table:style-name="ce313" office:value-type="string" calcext:value-type="string">
            <text:p>Hello world JSF, Exercício JSF, CRUD JSF ***, Git/Github (apenas hello world do slide foi implementado)</text:p>
          </table:table-cell>
          <table:table-cell table:style-name="ce313" office:value-type="string" calcext:value-type="string">
            <text:p>Jsf-hello5, jsf-hello6, jsf-crud</text:p>
          </table:table-cell>
          <table:table-cell table:style-name="ce316" office:value-type="string" calcext:value-type="string">
            <text:p>8º</text:p>
          </table:table-cell>
          <table:covered-table-cell/>
          <table:table-cell table:style-name="ce366" office:value-type="date" office:date-value="2018-11-05" calcext:value-type="date">
            <text:p>5/11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17</text:p>
          </table:table-cell>
          <table:table-cell table:style-name="ce521" office:value-type="date" office:date-value="2018-11-10" calcext:value-type="date">
            <text:p>10/11/18</text:p>
          </table:table-cell>
          <table:table-cell table:style-name="ce529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314"/>
          <table:table-cell table:style-name="ce20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8">
            <text:p>Frameworks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8</text:p>
          </table:table-cell>
          <table:table-cell table:style-name="ce521" office:value-type="date" office:date-value="2018-11-17" calcext:value-type="date">
            <text:p>17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 (faltou ajax e botões)</text:p>
          </table:table-cell>
          <table:table-cell table:style-name="ce236" office:value-type="string" calcext:value-type="string">
            <text:p>prime</text:p>
          </table:table-cell>
          <table:table-cell table:style-name="ce204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9</text:p>
          </table:table-cell>
          <table:table-cell table:style-name="ce522" office:value-type="date" office:date-value="2018-11-24" calcext:value-type="date">
            <text:p>24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ajax e botões, (parou na inclusão com JPA, finalizar/continuar na próxima aula) JPA</text:p>
          </table:table-cell>
          <table:table-cell table:style-name="ce236" office:value-type="string" calcext:value-type="string">
            <text:p>prime, jpa-hello</text:p>
          </table:table-cell>
          <table:table-cell table:style-name="ce204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20</text:p>
          </table:table-cell>
          <table:table-cell table:style-name="ce522" office:value-type="date" office:date-value="2018-12-01" calcext:value-type="date">
            <text:p>1/12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JPA / JSF / Bootstrap (parou no exercício com operações JPA, continuar a partir do projeto jpa-jsf-2)</text:p>
          </table:table-cell>
          <table:table-cell table:style-name="ce236" office:value-type="string" calcext:value-type="string">
            <text:p>jpa-jsf-2</text:p>
          </table:table-cell>
          <table:table-cell table:style-name="ce204" office:value-type="string" calcext:value-type="string">
            <text:p>4º</text:p>
          </table:table-cell>
          <table:covered-table-cell/>
          <table:table-cell table:style-name="ce335" office:value-type="date" office:date-value="2018-12-14" calcext:value-type="date">
            <text:p>14/12/18</text:p>
          </table:table-cell>
          <table:table-cell table:style-name="ce54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21</text:p>
          </table:table-cell>
          <table:table-cell table:style-name="ce523" office:value-type="date" office:date-value="2018-12-08" calcext:value-type="date">
            <text:p>8/12/18</text:p>
          </table:table-cell>
          <table:table-cell table:style-name="ce246"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(implementado somente até a listagem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523" office:value-type="date" office:date-value="2018-12-15" calcext:value-type="date">
            <text:p>15/12/18</text:p>
          </table:table-cell>
          <table:table-cell table:style-name="ce204" office:value-type="string" calcext:value-type="string">
            <text:p>Realizada</text:p>
          </table:table-cell>
          <table:table-cell table:style-name="ce236" office:value-type="string" calcext:value-type="string">
            <text:p><text:s/>(continuar a partir da listagem) <text:s/>(implementado até controle de acesso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523" office:value-type="date" office:date-value="2019-01-12" calcext:value-type="date">
            <text:p>12/1/19</text:p>
          </table:table-cell>
          <table:table-cell table:style-name="ce204"/>
          <table:table-cell table:style-name="ce236" office:value-type="string" calcext:value-type="string">
            <text:p>Repassar CRUD e fazer Exercicio, facelets template header footer (css na aula para ajustar footer)</text:p>
          </table:table-cell>
          <table:table-cell table:style-name="ce236" office:value-type="string" calcext:value-type="string">
            <text:p>Jpa-jsf-4</text:p>
          </table:table-cell>
          <table:table-cell table:style-name="ce204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4</text:p>
          </table:table-cell>
          <table:table-cell table:style-name="ce524" office:value-type="date" office:date-value="2019-01-19" calcext:value-type="date">
            <text:p>19/1/19</text:p>
          </table:table-cell>
          <table:table-cell table:style-name="ce296"/>
          <table:table-cell table:style-name="ce243" office:value-type="string" calcext:value-type="string">
            <text:p>Criar camada de negócio, incluir relacionamento, explicar CDI</text:p>
          </table:table-cell>
          <table:table-cell table:style-name="ce243" office:value-type="string" calcext:value-type="string">
            <text:p>Jpa-jsf-v5</text:p>
          </table:table-cell>
          <table:table-cell table:style-name="ce296" office:value-type="string" calcext:value-type="string">
            <text:p>8º</text:p>
          </table:table-cell>
          <table:covered-table-cell/>
          <table:table-cell/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205"/>
        <table:table-column table:style-name="co3" table:default-cell-style-name="ce205"/>
        <table:table-column table:style-name="co3" table:default-cell-style-name="ce204"/>
        <table:table-column table:style-name="co26" table:default-cell-style-name="ce204"/>
        <table:table-column table:style-name="co27" table:default-cell-style-name="ce204"/>
        <table:table-column table:style-name="co24" table:default-cell-style-name="ce204"/>
        <table:table-column table:style-name="co15" table:default-cell-style-name="ce204"/>
        <table:table-column table:style-name="co3" table:default-cell-style-name="ce205"/>
        <table:table-column table:style-name="co28" table:default-cell-style-name="ce205"/>
        <table:table-column table:style-name="co29" table:default-cell-style-name="ce205"/>
        <table:table-column table:style-name="co3" table:default-cell-style-name="ce205"/>
        <table:table-column table:style-name="co7" table:number-columns-repeated="1013" table:default-cell-style-name="ce205"/>
        <table:table-row table:style-name="ro1">
          <table:table-cell table:style-name="ce54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5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85" office:value-type="string" calcext:value-type="string">
            <text:p>página term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325" office:value-type="string" calcext:value-type="string">
            <text:p>Aula 01</text:p>
          </table:table-cell>
          <table:table-cell table:style-name="ce32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table-cell table:style-name="ce54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4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2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3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3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3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4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3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05</text:p>
          </table:table-cell>
          <table:table-cell table:style-name="ce352"/>
          <table:table-cell table:style-name="ce352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5" calcext:value-type="float">
            <text:p>5</text:p>
          </table:table-cell>
          <table:table-cell table:style-name="ce2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3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3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3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3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3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0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3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1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1" office:value-type="string" calcext:value-type="string">
            <text:p>Aula 12</text:p>
          </table:table-cell>
          <table:table-cell table:style-name="ce356"/>
          <table:table-cell table:style-name="ce356" office:value-type="string" calcext:value-type="string">
            <text:p>paga</text:p>
          </table:table-cell>
          <table:table-cell table:style-name="ce356" table:number-columns-repeated="2"/>
          <table:table-cell table:style-name="ce29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2" office:value-type="string" calcext:value-type="string">
            <text:p>Aula 13</text:p>
          </table:table-cell>
          <table:table-cell table:style-name="ce329"/>
          <table:table-cell table:style-name="ce329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4</text:p>
          </table:table-cell>
          <table:table-cell table:style-name="ce544" office:value-type="date" office:date-value="2018-06-10" calcext:value-type="date">
            <text:p>10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5</text:p>
          </table:table-cell>
          <table:table-cell table:style-name="ce544" office:value-type="date" office:date-value="2018-06-17" calcext:value-type="date">
            <text:p>17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543" office:value-type="string" calcext:value-type="string">
            <text:p>Aula 16</text:p>
          </table:table-cell>
          <table:table-cell table:style-name="ce544" office:value-type="date" office:date-value="2018-06-24" calcext:value-type="date">
            <text:p>24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545" office:value-type="date" office:date-value="2018-07-01" calcext:value-type="date">
            <text:p>1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545" office:value-type="date" office:date-value="2018-07-08" calcext:value-type="date">
            <text:p>8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07-15" calcext:value-type="date">
            <text:p>15/7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546" office:value-type="date" office:date-value="2018-07-22" calcext:value-type="date">
            <text:p>22/7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ntegração JSF - bootstrap</text:p>
          </table:table-cell>
          <table:table-cell table:style-name="ce296"/>
          <table:table-cell table:style-name="ce29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22" office:value-type="string" calcext:value-type="string">
            <text:p>Aula 21</text:p>
          </table:table-cell>
          <table:table-cell table:style-name="ce326" office:value-type="date" office:date-value="2018-07-29" calcext:value-type="date">
            <text:p>29/7/18</text:p>
          </table:table-cell>
          <table:table-cell table:style-name="ce329" office:value-type="string" calcext:value-type="string">
            <text:p>paga</text:p>
          </table:table-cell>
          <table:table-cell table:style-name="ce24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282" office:value-type="date" office:date-value="2018-08-05" calcext:value-type="date">
            <text:p>5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282" office:value-type="date" office:date-value="2018-08-19" calcext:value-type="date">
            <text:p>19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4</text:p>
          </table:table-cell>
          <table:table-cell table:style-name="ce282" office:value-type="date" office:date-value="2018-08-26" calcext:value-type="date">
            <text:p>26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04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5</text:p>
          </table:table-cell>
          <table:table-cell table:style-name="ce328" office:value-type="date" office:date-value="2018-09-02" calcext:value-type="date">
            <text:p>2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6</text:p>
          </table:table-cell>
          <table:table-cell table:style-name="ce328" office:value-type="date" office:date-value="2018-09-16" calcext:value-type="date">
            <text:p>16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7</text:p>
          </table:table-cell>
          <table:table-cell table:style-name="ce328" office:value-type="date" office:date-value="2018-09-30" calcext:value-type="date">
            <text:p>30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8</text:p>
          </table:table-cell>
          <table:table-cell table:style-name="ce546" office:value-type="date" office:date-value="2018-10-14" calcext:value-type="date">
            <text:p>14/10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mplemente um crud usando JSF e JPA</text:p>
          </table:table-cell>
          <table:table-cell table:style-name="ce296" office:value-type="string" calcext:value-type="string">
            <text:p>-</text:p>
          </table:table-cell>
          <table:table-cell table:style-name="ce296" office:value-type="float" office:value="8" calcext:value-type="float">
            <text:p>8</text:p>
          </table:table-cell>
          <table:covered-table-cell/>
          <table:table-cell table:style-name="ce366" office:value-type="date" office:date-value="2018-10-23" calcext:value-type="date">
            <text:p>23/10/18</text:p>
          </table:table-cell>
          <table:table-cell table:style-name="ce2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4:23:07.8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08T14:19:20.886000000</dc:date>
    <meta:editing-cycles>628</meta:editing-cycles>
    <meta:editing-duration>P1DT6H2M5S</meta:editing-duration>
    <meta:document-statistic meta:table-count="7" meta:cell-count="1109" meta:object-count="0"/>
  </office:meta>
</office:document-meta>
</file>